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86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7cm" fo:min-width="1.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1cm" fo:min-width="1.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585cm"/>
    </style:style>
    <style:style style:name="gr6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family-generic="swiss" style:font-pitch="variable"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family="'Liberation Sans'" style:font-family-generic="swiss" style:font-pitch="variable" fo:font-size="11pt" style:font-size-asian="11pt" style:font-size-complex="11pt"/>
    </style:style>
    <style:style style:name="T2" style:family="text">
      <style:text-properties fo:font-family="'Liberation Mono'" style:font-family-generic="modern" style:font-pitch="fixed" fo:font-size="8pt" style:font-size-asian="8pt" style:font-size-complex="8pt"/>
    </style:style>
    <style:style style:name="T3" style:family="text">
      <style:text-properties fo:font-family="'Liberation Mono'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5.113cm" svg:height="7.335cm" svg:x="0.3cm" svg:y="0.246cm" svg:viewBox="0 0 5114 7336" draw:points="5114,0 5114,1444 2779,1444 2780,3267 0,3267 0,7336 578,7336">
          <text:p/>
        </draw:polyline>
        <draw:frame draw:style-name="gr2" draw:text-style-name="P2" draw:layer="layout" svg:width="1.86cm" svg:height="0.437cm" svg:x="6.14cm" svg:y="0.735cm">
          <draw:text-box>
            <text:p><text:span text:style-name="T1">superclass</text:span></text:p>
          </draw:text-box>
        </draw:frame>
        <draw:line draw:style-name="gr1" draw:text-style-name="P1" draw:layer="layout" svg:x1="5.873cm" svg:y1="0.1cm" svg:x2="5.873cm" svg:y2="2.005cm">
          <text:p/>
        </draw:line>
        <draw:line draw:style-name="gr1" draw:text-style-name="P1" draw:layer="layout" svg:x1="4.87cm" svg:y1="2.005cm" svg:x2="4.87cm" svg:y2="4.545cm">
          <text:p/>
        </draw:line>
        <draw:line draw:style-name="gr1" draw:text-style-name="P1" draw:layer="layout" svg:x1="4.87cm" svg:y1="2.005cm" svg:x2="6.775cm" svg:y2="2.005cm">
          <text:p/>
        </draw:line>
        <draw:frame draw:style-name="gr3" draw:text-style-name="P3" draw:layer="layout" svg:width="1.86cm" svg:height="0.437cm" svg:x="3.646cm" svg:y="2.64cm">
          <draw:text-box>
            <text:p><text:span text:style-name="T1">superclass</text:span></text:p>
          </draw:text-box>
        </draw:frame>
        <draw:line draw:style-name="gr1" draw:text-style-name="P1" draw:layer="layout" svg:x1="6.775cm" svg:y1="2.005cm" svg:x2="6.775cm" svg:y2="4.545cm">
          <text:p/>
        </draw:line>
        <draw:frame draw:style-name="gr3" draw:text-style-name="P3" draw:layer="layout" svg:width="1.86cm" svg:height="0.437cm" svg:x="6.185cm" svg:y="2.64cm">
          <draw:text-box>
            <text:p><text:span text:style-name="T1">superclass</text:span></text:p>
          </draw:text-box>
        </draw:frame>
        <draw:line draw:style-name="gr1" draw:text-style-name="P1" draw:layer="layout" svg:x1="6.764cm" svg:y1="3.899cm" svg:x2="10.574cm" svg:y2="3.899cm">
          <text:p/>
        </draw:line>
        <draw:line draw:style-name="gr1" draw:text-style-name="P1" draw:layer="layout" svg:x1="1.06cm" svg:y1="3.877cm" svg:x2="4.87cm" svg:y2="3.877cm">
          <text:p/>
        </draw:line>
        <draw:line draw:style-name="gr1" draw:text-style-name="P1" draw:layer="layout" svg:x1="1.06cm" svg:y1="3.877cm" svg:x2="1.06cm" svg:y2="4.512cm">
          <text:p/>
        </draw:line>
        <draw:line draw:style-name="gr1" draw:text-style-name="P1" draw:layer="layout" svg:x1="2.965cm" svg:y1="3.877cm" svg:x2="2.965cm" svg:y2="4.512cm">
          <text:p/>
        </draw:line>
        <draw:line draw:style-name="gr1" draw:text-style-name="P1" draw:layer="layout" svg:x1="8.669cm" svg:y1="3.899cm" svg:x2="8.669cm" svg:y2="4.534cm">
          <text:p/>
        </draw:line>
        <draw:line draw:style-name="gr1" draw:text-style-name="P1" draw:layer="layout" svg:x1="10.574cm" svg:y1="3.899cm" svg:x2="10.574cm" svg:y2="4.534cm">
          <text:p/>
        </draw:line>
        <draw:frame draw:style-name="gr4" draw:text-style-name="P2" draw:layer="layout" svg:width="1.45cm" svg:height="2.181cm" svg:x="1.06cm" svg:y="4.667cm">
          <draw:text-box>
            <text:p><text:span text:style-name="T1">class</text:span></text:p>
            <text:p><text:span text:style-name="T1"/></text:p>
            <text:p><text:span text:style-name="T2">instance</text:span></text:p>
            <text:p><text:span text:style-name="T2">instance</text:span></text:p>
            <text:p><text:span text:style-name="T2">instance</text:span></text:p>
          </draw:text-box>
        </draw:frame>
        <draw:frame draw:style-name="gr4" draw:text-style-name="P3" draw:layer="layout" svg:width="1.45cm" svg:height="2.181cm" svg:x="2.965cm" svg:y="4.667cm">
          <draw:text-box>
            <text:p><text:span text:style-name="T1">class</text:span></text:p>
            <text:p><text:span text:style-name="T1"/></text:p>
            <text:p><text:span text:style-name="T3">instance</text:span></text:p>
            <text:p><text:span text:style-name="T3">instance</text:span></text:p>
            <text:p><text:span text:style-name="T3">instance</text:span></text:p>
          </draw:text-box>
        </draw:frame>
        <draw:frame draw:style-name="gr4" draw:text-style-name="P3" draw:layer="layout" svg:width="1.45cm" svg:height="2.181cm" svg:x="4.848cm" svg:y="4.667cm">
          <draw:text-box>
            <text:p><text:span text:style-name="T1">class</text:span></text:p>
            <text:p><text:span text:style-name="T1"/></text:p>
            <text:p><text:span text:style-name="T3">instance</text:span></text:p>
            <text:p><text:span text:style-name="T3">instance</text:span></text:p>
            <text:p><text:span text:style-name="T3">instance</text:span></text:p>
          </draw:text-box>
        </draw:frame>
        <draw:frame draw:style-name="gr4" draw:text-style-name="P3" draw:layer="layout" svg:width="1.45cm" svg:height="2.181cm" svg:x="6.764cm" svg:y="4.689cm">
          <draw:text-box>
            <text:p><text:span text:style-name="T1">class</text:span></text:p>
            <text:p><text:span text:style-name="T1"/></text:p>
            <text:p><text:span text:style-name="T3">instance</text:span></text:p>
            <text:p><text:span text:style-name="T3">instance</text:span></text:p>
            <text:p><text:span text:style-name="T3">instance</text:span></text:p>
          </draw:text-box>
        </draw:frame>
        <draw:frame draw:style-name="gr4" draw:text-style-name="P3" draw:layer="layout" svg:width="1.45cm" svg:height="2.181cm" svg:x="8.669cm" svg:y="4.689cm">
          <draw:text-box>
            <text:p><text:span text:style-name="T1">class</text:span></text:p>
            <text:p><text:span text:style-name="T1"/></text:p>
            <text:p><text:span text:style-name="T3">instance</text:span></text:p>
            <text:p><text:span text:style-name="T3">instance</text:span></text:p>
            <text:p><text:span text:style-name="T3">instance</text:span></text:p>
          </draw:text-box>
        </draw:frame>
        <draw:frame draw:style-name="gr4" draw:text-style-name="P3" draw:layer="layout" svg:width="1.45cm" svg:height="2.181cm" svg:x="10.574cm" svg:y="4.689cm">
          <draw:text-box>
            <text:p><text:span text:style-name="T1">class</text:span></text:p>
            <text:p><text:span text:style-name="T1"/></text:p>
            <text:p><text:span text:style-name="T3">instance</text:span></text:p>
            <text:p><text:span text:style-name="T3">instance</text:span></text:p>
            <text:p><text:span text:style-name="T3">instance</text:span></text:p>
          </draw:text-box>
        </draw:frame>
        <draw:frame draw:style-name="gr5" draw:text-style-name="P2" draw:layer="layout" svg:width="1.585cm" svg:height="0.437cm" svg:x="1.06cm" svg:y="7.283cm">
          <draw:text-box>
            <text:p><text:span text:style-name="T1">message</text:span></text:p>
          </draw:text-box>
        </draw:frame>
        <draw:line draw:style-name="gr6" draw:text-style-name="P1" draw:layer="layout" svg:x1="5.414cm" svg:y1="0.687cm" svg:x2="5.414cm" svg:y2="0.246cm">
          <text:p/>
        </draw:line>
        <draw:line draw:style-name="gr6" draw:text-style-name="P1" draw:layer="layout" svg:x1="5.414cm" svg:y1="1.69cm" svg:x2="5.414cm" svg:y2="1.249cm">
          <text:p/>
        </draw:line>
        <draw:line draw:style-name="gr6" draw:text-style-name="P1" draw:layer="layout" svg:x1="0.3cm" svg:y1="7.005cm" svg:x2="0.3cm" svg:y2="6.564cm">
          <text:p/>
        </draw:line>
        <draw:line draw:style-name="gr6" draw:text-style-name="P1" draw:layer="layout" svg:x1="0.3cm" svg:y1="4.966cm" svg:x2="0.3cm" svg:y2="4.525cm">
          <text:p/>
        </draw:line>
        <draw:line draw:style-name="gr6" draw:text-style-name="P1" draw:layer="layout" svg:x1="3.079cm" svg:y1="3.244cm" svg:x2="3.079cm" svg:y2="2.8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2.12cm" fo:page-height="7.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meta:initial-creator>William Ashley</meta:initial-creator>
    <meta:creation-date>2007-07-09T11:01:59</meta:creation-date>
    <dc:date>2020-03-30T19:38:15.52</dc:date>
    <dc:language>en-US</dc:language>
    <meta:editing-cycles>18</meta:editing-cycles>
    <meta:editing-duration>PT2H2M28S</meta:editing-duration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